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fo:color="#24292e" style:font-name="Liberation Serif" fo:font-size="12pt" fo:font-weight="normal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fo:color="#24292e" style:font-name="Liberation Serif" fo:font-size="12pt" fo:font-weight="normal" officeooo:rsid="0000c2cd" officeooo:paragraph-rsid="0000c2cd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fo:color="#24292e" style:font-name="Liberation Serif" fo:font-size="12pt" fo:font-weight="normal" officeooo:rsid="0001ace3" officeooo:paragraph-rsid="0001ace3" fo:background-color="transparent" style:font-name-asian="Liberation Serif" style:font-name-complex="Liberation Serif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fo:color="#24292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3" style:family="text">
      <style:text-properties officeooo:rsid="0000c2cd"/>
    </style:style>
    <style:style style:name="T4" style:family="text">
      <style:text-properties officeooo:rsid="0001ac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oints to Remeber from LearnYouNode =&gt;<text:line-break/><text:line-break/>1) console.log(“Hello World”);<text:line-break/><text:tab/>- Run it from console by – node program.js<text:line-break/>2) Pass arguments in command line<text:line-break/><text:tab/>- node program.js 1 2 3<text:line-break/><text:tab/>- all this will store in process.argv[] as <text:line-break/><text:tab/><text:tab/>- process.argv[0] = “node”<text:line-break/><text:tab/><text:tab/>- process.argv[1] = “path to program.js”<text:line-break/><text:tab/><text:tab/>- process.argv[2] = '1' <text:line-break/><text:tab/><text:tab/>and so on.</text:span></text:p>
      <text:p text:style-name="P2">3) Synchronous way to buffer a file and read its contents<text:line-break/><text:tab/>- var fs = require('fs'); (All libraries of fs is imported)<text:line-break/><text:tab/>- fs.readFileSync(“path to file”) //Synchronous way of reading a file<text:line-break/><text:tab/>- In Synchronous system, there is no callbacks<text:line-break/>4) Asynchronous way to buffer a file and read its contents through call backs<text:line-break/><text:tab/>- Same as point 3, fs is required here also.</text:p>
      <text:p text:style-name="P2"><text:tab/>- function count(callback){</text:p>
      <text:p text:style-name="P2"><text:s text:c="4"/><text:tab/><text:tab/>fs.readFile(process.argv[2],function (err,data) {</text:p>
      <text:p text:style-name="P2"><text:s text:c="4"/><text:tab/><text:tab/>buffer = data.toString();</text:p>
      <text:p text:style-name="P2"><text:s text:c="4"/><text:tab/><text:tab/>lines = buffer.split('\n');</text:p>
      <text:p text:style-name="P2"><text:s text:c="4"/><text:tab/><text:tab/>callback();</text:p>
      <text:p text:style-name="P2"><text:s text:c="2"/><text:tab/> <text:s text:c="5"/>});</text:p>
      <text:p text:style-name="P1"><text:span text:style-name="T1"><text:tab/> <text:s/>}<text:line-break/><text:tab/>- </text:span><text:span text:style-name="T2">Callbacks are necessary in Asynchronous System, “data” attribute in callback function will <text:s/><text:tab/> <text:s text:c="2"/>be the data read by readFile. If data is read successfully, callback() will return data else it <text:tab/> <text:s text:c="2"/>will return err.</text:span></text:p>
      <text:p text:style-name="P3">5) Asynchronous way to buffer file directory and display file having extension <text:span text:style-name="T3">same </text:span>as third argument <text:span text:style-name="T3">of commandline</text:span><text:line-break/><text:tab/>- fs and path both are required.</text:p>
      <text:p text:style-name="P3"><text:tab/>- path is required for path.extname(file); this will give the extension of file.<text:line-break/><text:tab/>- callback function is defined to catch error and list, If there is error, it will <text:tab/><text:tab/> <text:s/>throw error else it will display list or return list.<text:line-break/><text:tab/>- fs.readdir(path, function(err,list)); is used to read directory and pass all file <text:tab/> <text:s text:c="2"/><text:tab/> <text:s/>names in array 'list'<text:line-break/>6) Is same as Task-5, the only difference in Task-6 <text:span text:style-name="T3">is</text:span> Module.exports; <text:span text:style-name="T3">It</text:span> is used to export a function and use it in different file using, var mymodule = require('./program6_module');<text:line-break/><text:tab/>- where 'program6_module' is the name of which contains exported method.<text:line-break/><text:tab/>- <text:span text:style-name="T3">module.exports = function () {}; This function will be exported and will be used as <text:tab/> <text:s/>mymodule();</text:span></text:p>
      <text:p text:style-name="P4">7) http.get(url,function (<text:span text:style-name="T4">res</text:span>));<text:line-break/><text:tab/>- <text:span text:style-name="T4">http.get take two arguments, url and a response function.<text:line-break/><text:tab/>- In this example, response function is used to response console.log if there is data and <text:tab/></text:span></text:p>
      <text:p text:style-name="P5"><text:tab/> <text:s text:c="2"/>response console.error if there is err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4T11:26:32.669916236</dc:date>
    <meta:editing-duration>PT33M9S</meta:editing-duration>
    <meta:editing-cycles>1</meta:editing-cycles>
    <meta:document-statistic meta:table-count="0" meta:image-count="0" meta:object-count="0" meta:page-count="1" meta:paragraph-count="13" meta:word-count="339" meta:character-count="2165" meta:non-whitespace-character-count="1745"/>
    <meta:generator>LibreOffice/5.0.2.2$Linux_X86_64 LibreOffice_project/00m0$Build-2</meta:generator>
  </office:meta>
</office:document-meta>
</file>